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1E0000001D231F025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1.A" style:family="table-column">
      <style:table-column-properties style:column-width="7.4708in" style:rel-column-width="65535*"/>
    </style:style>
    <style:style style:name="Table1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2.A" style:family="table-column">
      <style:table-column-properties style:column-width="7.4708in" style:rel-column-width="65535*"/>
    </style:style>
    <style:style style:name="Table2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2.A2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4.A" style:family="table-column">
      <style:table-column-properties style:column-width="7.4708in" style:rel-column-width="65535*"/>
    </style:style>
    <style:style style:name="Table4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Text_20_body" style:master-page-name="Standard">
      <style:paragraph-properties fo:line-height="115%" fo:text-align="center" style:justify-single-word="false" style:page-number="auto"/>
      <style:text-properties style:font-name="Arial" officeooo:rsid="0171d7d6" officeooo:paragraph-rsid="0171d7d6"/>
    </style:style>
    <style:style style:name="P2" style:family="paragraph">
      <style:paragraph-properties fo:text-align="center"/>
    </style:style>
    <style:style style:name="P3" style:family="paragraph" style:parent-style-name="Text_20_body">
      <style:text-properties officeooo:paragraph-rsid="01a5048e"/>
    </style:style>
    <style:style style:name="P4" style:family="paragraph" style:parent-style-name="Heading_20_4"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956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974163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6a93ab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82af16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normal" officeooo:paragraph-rsid="0182af16" style:font-size-asian="9pt" style:font-weight-asian="normal" style:font-size-complex="9pt" style:font-weight-complex="normal"/>
    </style:style>
    <style:style style:name="P10" style:family="paragraph" style:parent-style-name="Heading_20_4">
      <style:text-properties style:font-name="Arial" fo:font-size="12pt" fo:font-style="normal" fo:font-weight="normal" officeooo:paragraph-rsid="0195bc6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4d3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a222" style:font-size-asian="9pt" style:font-weight-asian="bold" style:font-size-complex="9pt" style:font-weight-complex="bold"/>
    </style:style>
    <style:style style:name="P13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593d21" style:font-size-asian="9pt" style:font-weight-asian="bold" style:font-size-complex="9pt" style:font-weight-complex="bold"/>
    </style:style>
    <style:style style:name="P14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Verdana" fo:font-size="11pt" officeooo:rsid="017f2b14" officeooo:paragraph-rsid="017f2b14" style:font-size-asian="11pt" style:font-size-complex="11pt"/>
    </style:style>
    <style:style style:name="P15" style:family="paragraph" style:parent-style-name="Heading_20_4">
      <style:paragraph-properties fo:margin-top="0.0437in" fo:margin-bottom="0.0437in" style:contextual-spacing="false"/>
      <style:text-properties fo:font-size="10pt" officeooo:paragraph-rsid="0195bc6a" style:font-size-asian="10pt" style:font-size-complex="10pt"/>
    </style:style>
    <style:style style:name="P16" style:family="paragraph" style:parent-style-name="Standard">
      <style:paragraph-properties fo:margin-left="0.25in" fo:margin-right="0in" fo:line-height="100%" fo:text-indent="0in" style:auto-text-indent="false" style:snap-to-layout-grid="false"/>
      <style:text-properties style:font-name="Arial" fo:font-size="9pt" officeooo:paragraph-rsid="0174d1d7" style:font-size-asian="9pt" style:font-size-complex="9pt"/>
    </style:style>
    <style:style style:name="P17" style:family="paragraph" style:parent-style-name="Standard" style:list-style-name="L1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fo:language="en" fo:country="US" officeooo:rsid="016c5e03" officeooo:paragraph-rsid="0156fd5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18" style:family="paragraph" style:parent-style-name="Standard">
      <style:paragraph-properties fo:margin-left="0.25in" fo:margin-right="0in" fo:text-indent="0in" style:auto-text-indent="false" style:snap-to-layout-grid="false"/>
      <style:text-properties style:font-name="Arial" fo:font-size="9pt" officeooo:paragraph-rsid="01762a11" style:font-size-asian="9pt" style:font-size-complex="9pt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0in" style:auto-text-indent="false" fo:background-color="transparent" style:writing-mode="lr-tb"/>
      <style:text-properties style:font-name="Arial" officeooo:paragraph-rsid="01acee6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0in" style:auto-text-indent="false" fo:background-color="transparent" style:writing-mode="lr-tb"/>
      <style:text-properties style:font-name="Arial" officeooo:paragraph-rsid="016618e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5f49f2" officeooo:paragraph-rsid="0159289b" style:font-size-asian="9pt" style:font-size-complex="9pt"/>
    </style:style>
    <style:style style:name="P22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4a949e" officeooo:paragraph-rsid="0159289b" style:font-size-asian="9pt" style:font-size-complex="9pt"/>
    </style:style>
    <style:style style:name="P23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aafd42" officeooo:paragraph-rsid="01aafd42" style:font-size-asian="9pt" style:font-size-complex="9pt"/>
    </style:style>
    <style:style style:name="P24" style:family="paragraph" style:parent-style-name="Standard">
      <style:paragraph-properties fo:margin-left="0.25in" fo:margin-right="0in" fo:text-indent="0in" style:auto-text-indent="false"/>
      <style:text-properties fo:color="#000000" loext:opacity="100%" style:font-name="Arial" fo:font-size="9pt" officeooo:paragraph-rsid="01762a11" style:font-size-asian="9pt" style:font-size-complex="9pt"/>
    </style:style>
    <style:style style:name="P25" style:family="paragraph" style:parent-style-name="Standard" style:list-style-name="L3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fo:language="en" fo:country="US" officeooo:rsid="016c7796" officeooo:paragraph-rsid="016c779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26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Arial" fo:font-size="11pt" officeooo:paragraph-rsid="002974dd" style:font-size-asian="11pt" style:font-size-complex="11pt"/>
    </style:style>
    <style:style style:name="P27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5db34e" style:font-size-asian="9pt" style:font-weight-asian="bold" style:font-size-complex="9pt" style:font-weight-complex="bold"/>
    </style:style>
    <style:style style:name="P28" style:family="paragraph" style:parent-style-name="Standard">
      <style:paragraph-properties style:snap-to-layout-grid="false"/>
      <style:text-properties style:font-name="Arial" officeooo:paragraph-rsid="015db34e"/>
    </style:style>
    <style:style style:name="P29" style:family="paragraph" style:parent-style-name="Standard">
      <style:paragraph-properties style:snap-to-layout-grid="false"/>
      <style:text-properties fo:color="#000000" loext:opacity="100%" style:font-name="Arial" fo:font-size="9pt" fo:font-weight="normal" officeooo:paragraph-rsid="015db34e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line-height="150%" style:snap-to-layout-grid="false"/>
      <style:text-properties style:font-name="Arial" fo:font-size="9pt" officeooo:paragraph-rsid="019aa9ee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1795024"/>
    </style:style>
    <style:style style:name="T3" style:family="text">
      <style:text-properties officeooo:rsid="018944e5"/>
    </style:style>
    <style:style style:name="T4" style:family="text">
      <style:text-properties officeooo:rsid="01796325"/>
    </style:style>
    <style:style style:name="T5" style:family="text">
      <style:text-properties officeooo:rsid="019d61a5"/>
    </style:style>
    <style:style style:name="T6" style:family="text">
      <style:text-properties style:text-underline-style="none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9pt" style:text-underline-style="none" officeooo:rsid="015e9b47" style:font-size-asian="9pt" style:font-size-complex="9pt"/>
    </style:style>
    <style:style style:name="T9" style:family="text">
      <style:text-properties fo:color="#0000cc" loext:opacity="100%" fo:font-size="9pt" style:text-underline-style="none" style:font-size-asian="9pt" style:font-size-complex="9pt"/>
    </style:style>
    <style:style style:name="T10" style:family="text">
      <style:text-properties fo:color="#0000ff" loext:opacity="100%" fo:font-size="9pt" style:text-underline-style="solid" style:text-underline-width="auto" style:text-underline-color="font-color" style:font-size-asian="9pt" style:font-size-complex="9pt"/>
    </style:style>
    <style:style style:name="T11" style:family="text">
      <style:text-properties fo:color="#0000ff" loext:opacity="100%" fo:font-size="9pt" style:text-underline-style="solid" style:text-underline-width="auto" style:text-underline-color="font-color" officeooo:rsid="01b17e1d" style:font-size-asian="9pt" style:font-size-complex="9pt"/>
    </style:style>
    <style:style style:name="T12" style:family="text">
      <style:text-properties fo:color="#000000" loext:opacity="100%" fo:font-size="10pt" fo:font-style="normal" style:text-underline-style="none" fo:font-weight="bold" officeooo:rsid="0172fe6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color="#000000" loext:opacity="100%" fo:font-size="10pt" fo:font-style="normal" style:text-underline-style="none" fo:font-weight="bold" officeooo:rsid="017f5d74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000000" loext:opacity="100%" fo:font-size="10pt" fo:font-style="normal" style:text-underline-style="none" fo:font-weight="normal" officeooo:rsid="0172fe6d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loext:opacity="100%" style:font-name="Arial" fo:font-size="10pt" fo:font-style="normal" style:text-underline-style="none" fo:font-weight="normal" officeooo:rsid="01a330c7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loext:opacity="100%" style:font-name="Arial" fo:font-size="10pt" fo:font-style="normal" style:text-underline-style="none" fo:font-weight="normal" officeooo:rsid="01a8d7a9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 loext:opacity="100%" style:font-name="Arial" fo:font-size="10pt" fo:font-style="normal" style:text-underline-style="none" fo:font-weight="normal" officeooo:rsid="01a5048e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loext:opacity="100%" style:font-name="Arial" fo:font-size="10pt" fo:font-style="normal" style:text-underline-style="none" fo:font-weight="normal" officeooo:rsid="01a7007b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loext:opacity="100%" style:font-name="Arial" fo:font-size="10pt" fo:font-style="normal" style:text-underline-style="none" fo:font-weight="normal" officeooo:rsid="0172fe6d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loext:opacity="100%" style:font-name="Arial" fo:font-size="10pt" fo:font-style="normal" style:text-underline-style="none" fo:font-weight="normal" officeooo:rsid="018d0f06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color="#000000" loext:opacity="100%" style:font-name="Arial" fo:font-size="10pt" fo:font-style="normal" style:text-underline-style="none" fo:font-weight="normal" officeooo:rsid="01a23f09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fo:color="#000000" loext:opacity="100%" fo:letter-spacing="normal" fo:font-style="normal" fo:font-weight="normal" officeooo:rsid="017029d3" style:font-weight-asian="normal" style:font-weight-complex="normal"/>
    </style:style>
    <style:style style:name="T23" style:family="text">
      <style:text-properties fo:font-variant="normal" fo:text-transform="none" fo:color="#000000" loext:opacity="100%" fo:letter-spacing="normal" fo:font-style="normal" fo:font-weight="normal" officeooo:rsid="015faa37" style:font-weight-asian="normal" style:font-weight-complex="normal"/>
    </style:style>
    <style:style style:name="T24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25" style:family="text">
      <style:text-properties fo:font-weight="normal" officeooo:rsid="0155a222" style:font-weight-asian="normal" style:font-weight-complex="normal"/>
    </style:style>
    <style:style style:name="T26" style:family="text">
      <style:text-properties fo:font-weight="normal" officeooo:rsid="0182ed81" style:font-weight-asian="normal" style:font-weight-complex="normal"/>
    </style:style>
    <style:style style:name="T27" style:family="text">
      <style:text-properties fo:font-weight="normal" officeooo:rsid="0155f4d3" style:font-weight-asian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137b1a5" style:font-weight-asian="normal" style:font-weight-complex="normal"/>
    </style:style>
    <style:style style:name="T30" style:family="text">
      <style:text-properties fo:font-weight="normal" officeooo:rsid="01530e75" style:font-weight-asian="normal" style:font-weight-complex="normal"/>
    </style:style>
    <style:style style:name="T31" style:family="text">
      <style:text-properties fo:font-weight="normal" officeooo:rsid="0155f956" style:font-weight-asian="normal" style:font-weight-complex="normal"/>
    </style:style>
    <style:style style:name="T32" style:family="text">
      <style:text-properties fo:font-weight="normal" officeooo:rsid="0183ae03" style:font-weight-asian="normal" style:font-weight-complex="normal"/>
    </style:style>
    <style:style style:name="T33" style:family="text">
      <style:text-properties fo:font-weight="normal" officeooo:rsid="00b4f557" style:font-weight-asian="normal" style:font-weight-complex="normal"/>
    </style:style>
    <style:style style:name="T34" style:family="text">
      <style:text-properties fo:font-weight="normal" officeooo:rsid="016a93ab" style:font-weight-asian="normal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182ed81"/>
    </style:style>
    <style:style style:name="T37" style:family="text">
      <style:text-properties officeooo:rsid="018b396f"/>
    </style:style>
    <style:style style:name="T38" style:family="text">
      <style:text-properties officeooo:rsid="0155a222"/>
    </style:style>
    <style:style style:name="T39" style:family="text">
      <style:text-properties officeooo:rsid="01383ac9"/>
    </style:style>
    <style:style style:name="T40" style:family="text">
      <style:text-properties fo:font-variant="normal" fo:text-transform="none" fo:color="#000000" loext:opacity="100%" fo:letter-spacing="normal" officeooo:rsid="017029d3"/>
    </style:style>
    <style:style style:name="T41" style:family="text">
      <style:text-properties officeooo:rsid="016844ff"/>
    </style:style>
    <style:style style:name="T42" style:family="text">
      <style:text-properties officeooo:rsid="015faa37"/>
    </style:style>
    <style:style style:name="T43" style:family="text">
      <style:text-properties fo:font-weight="normal" officeooo:rsid="01593d21" style:font-weight-asian="normal" style:font-weight-complex="normal"/>
    </style:style>
    <style:style style:name="T44" style:family="text">
      <style:text-properties fo:font-weight="normal" officeooo:rsid="01974163" style:font-weight-asian="normal" style:font-weight-complex="normal"/>
    </style:style>
    <style:style style:name="T45" style:family="text">
      <style:text-properties fo:font-weight="normal" officeooo:rsid="0188ae64" style:font-weight-asian="normal" style:font-weight-complex="normal"/>
    </style:style>
    <style:style style:name="T46" style:family="text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T47" style:family="text">
      <style:text-properties fo:color="#000000" loext:opacity="100%" style:font-name="Verdana" fo:font-size="11pt" officeooo:rsid="017f2b14" style:font-size-asian="11pt" style:font-size-complex="11pt"/>
    </style:style>
    <style:style style:name="T48" style:family="text">
      <style:text-properties officeooo:rsid="018dc847"/>
    </style:style>
    <style:style style:name="T49" style:family="text">
      <style:text-properties officeooo:rsid="0098a64e"/>
    </style:style>
    <style:style style:name="T50" style:family="text">
      <style:text-properties officeooo:rsid="0195bc6a"/>
    </style:style>
    <style:style style:name="T51" style:family="text">
      <style:text-properties officeooo:rsid="00c4b99f"/>
    </style:style>
    <style:style style:name="T52" style:family="text">
      <style:text-properties officeooo:rsid="00e48725"/>
    </style:style>
    <style:style style:name="T53" style:family="text">
      <style:text-properties officeooo:rsid="015b402e"/>
    </style:style>
    <style:style style:name="T54" style:family="text">
      <style:text-properties officeooo:rsid="01a77d73"/>
    </style:style>
    <style:style style:name="T55" style:family="text">
      <style:text-properties officeooo:rsid="019c20db"/>
    </style:style>
    <style:style style:name="T56" style:family="text">
      <style:text-properties officeooo:rsid="01b10eb4"/>
    </style:style>
    <style:style style:name="T57" style:family="text">
      <style:text-properties officeooo:rsid="01af4430"/>
    </style:style>
    <style:style style:name="T58" style:family="text">
      <style:text-properties officeooo:rsid="011f83a9"/>
    </style:style>
    <style:style style:name="T59" style:family="text">
      <style:text-properties officeooo:rsid="0163594c"/>
    </style:style>
    <style:style style:name="T60" style:family="text">
      <style:text-properties officeooo:rsid="01530e75"/>
    </style:style>
    <style:style style:name="T61" style:family="text">
      <style:text-properties officeooo:rsid="013f3f46"/>
    </style:style>
    <style:style style:name="T62" style:family="text">
      <style:text-properties officeooo:rsid="014c222f"/>
    </style:style>
    <style:style style:name="T63" style:family="text">
      <style:text-properties officeooo:rsid="014cd8db"/>
    </style:style>
    <style:style style:name="T64" style:family="text">
      <style:text-properties fo:color="#000000" loext:opacity="100%" fo:font-size="9pt" fo:language="en" fo:country="US" officeooo:rsid="01311ae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5" style:family="text">
      <style:text-properties fo:color="#000000" loext:opacity="100%" fo:font-size="9pt" fo:language="en" fo:country="US" officeooo:rsid="013f3f4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6" style:family="text">
      <style:text-properties fo:color="#000000" loext:opacity="100%" fo:font-size="9pt" fo:language="en" fo:country="US" officeooo:rsid="0140798a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7" style:family="text">
      <style:text-properties fo:color="#000000" loext:opacity="100%" fo:font-size="9pt" fo:language="en" fo:country="US" officeooo:rsid="015f49f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8" style:family="text">
      <style:text-properties fo:color="#000000" loext:opacity="100%" fo:font-size="9pt" officeooo:rsid="015f1651" style:font-size-asian="9pt" style:font-size-complex="9pt"/>
    </style:style>
    <style:style style:name="T69" style:family="text">
      <style:text-properties fo:color="#000000" loext:opacity="100%" fo:font-size="9pt" officeooo:rsid="014658f8" style:font-size-asian="9pt" style:font-size-complex="9pt"/>
    </style:style>
    <style:style style:name="T70" style:family="text">
      <style:text-properties fo:color="#000000" loext:opacity="100%" fo:font-size="9pt" officeooo:rsid="0140798a" style:font-size-asian="9pt" style:font-size-complex="9pt"/>
    </style:style>
    <style:style style:name="T71" style:family="text">
      <style:text-properties fo:color="#000000" loext:opacity="100%" fo:font-size="9pt" officeooo:rsid="01aafd42" style:font-size-asian="9pt" style:font-size-complex="9pt"/>
    </style:style>
    <style:style style:name="T72" style:family="text">
      <style:text-properties fo:color="#000000" loext:opacity="100%" fo:font-size="9pt" officeooo:rsid="0141beae" style:font-size-asian="9pt" style:font-size-complex="9pt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officeooo:rsid="01ad4e09"/>
    </style:style>
    <style:style style:name="T75" style:family="text">
      <style:text-properties officeooo:rsid="015cb31b"/>
    </style:style>
    <style:style style:name="T76" style:family="text">
      <style:text-properties officeooo:rsid="01aafd42"/>
    </style:style>
    <style:style style:name="T77" style:family="text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T78" style:family="text">
      <style:text-properties fo:font-size="11pt" fo:font-weight="bold" officeooo:rsid="01945e7e" style:font-size-asian="11pt" style:font-weight-asian="bold" style:font-size-complex="11pt" style:font-weight-complex="bold"/>
    </style:style>
    <style:style style:name="T79" style:family="text">
      <style:text-properties fo:font-weight="bold" officeooo:rsid="01945e7e" style:font-weight-asian="bold" style:font-weight-complex="bold"/>
    </style:style>
    <style:style style:name="T80" style:family="text">
      <style:text-properties officeooo:rsid="011e68a8"/>
    </style:style>
    <style:style style:name="T81" style:family="text">
      <style:text-properties officeooo:rsid="00dbd22b"/>
    </style:style>
    <style:style style:name="T82" style:family="text">
      <style:text-properties fo:language="en" fo:country="US" officeooo:rsid="013abff9" style:font-name-asian="Times New Roman" style:language-asian="zxx" style:country-asian="none" style:font-name-complex="Times New Roman" style:language-complex="ar" style:country-complex="SA"/>
    </style:style>
    <style:style style:name="T83" style:family="text">
      <style:text-properties fo:language="en" fo:country="US" officeooo:rsid="014513f9" style:font-name-asian="Times New Roman" style:language-asian="zxx" style:country-asian="none" style:font-name-complex="Times New Roman" style:language-complex="ar" style:country-complex="SA"/>
    </style:style>
    <style:style style:name="T84" style:family="text">
      <style:text-properties fo:language="en" fo:country="US" officeooo:rsid="015faa37" style:font-name-asian="Times New Roman" style:language-asian="zxx" style:country-asian="none" style:font-name-complex="Times New Roman" style:language-complex="ar" style:country-complex="SA"/>
    </style:style>
    <style:style style:name="T85" style:family="text">
      <style:text-properties fo:color="#000000" loext:opacity="100%" fo:font-size="11pt" fo:font-weight="normal" officeooo:rsid="0178c18e" style:font-size-asian="11pt" style:font-weight-asian="normal" style:font-size-complex="11pt" style:font-weight-complex="normal"/>
    </style:style>
    <style:style style:name="T86" style:family="text">
      <style:text-properties fo:color="#000000" loext:opacity="100%" fo:font-weight="normal" officeooo:rsid="0178c18e" style:font-weight-asian="normal" style:font-weight-complex="normal"/>
    </style:style>
    <style:style style:name="T87" style:family="text">
      <style:text-properties fo:font-weight="normal" officeooo:rsid="0178c18e" style:font-weight-asian="normal" style:font-weight-complex="normal"/>
    </style:style>
    <style:style style:name="T88" style:family="text">
      <style:text-properties fo:font-weight="normal" officeooo:rsid="0153f493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2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3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eLAIXCheckStructure"/>
        <text:user-field-decl office:value-type="string" office:string-value="1" text:name="eLAIXCheckSyncOutlines"/>
        <text:user-field-decl office:value-type="string" office:string-value="1" text:name="eLAIXCheckEmptyHeadings"/>
        <text:user-field-decl office:value-type="string" office:string-value="1" text:name="eLAIXCheckDoubleSpaces"/>
        <text:user-field-decl office:value-type="string" office:string-value="04-00-00" text:name="elaixVersion"/>
        <text:user-field-decl office:value-type="string" office:string-value="PHP &amp; JavaScript resume" text:name="epubMetaTitle"/>
        <text:user-field-decl office:value-type="string" office:string-value="UID-9173823104952641644523602" text:name="epubMetaID"/>
        <text:user-field-decl office:value-type="string" office:string-value="en" text:name="epubMetaLanguage"/>
        <text:user-field-decl office:value-type="string" office:string-value="Bruce Ingalls" text:name="epubMetaAuthor"/>
        <text:user-field-decl office:value-type="string" office:string-value="" text:name="epubMetaContributor"/>
        <text:user-field-decl office:value-type="string" office:string-value="" text:name="epubMetaCoverage"/>
        <text:user-field-decl office:value-type="string" office:string-value="" text:name="epubMetaCreator"/>
        <text:user-field-decl office:value-type="string" office:string-value="" text:name="epubMetaPublishingDate"/>
        <text:user-field-decl office:value-type="string" office:string-value="" text:name="epubMetaPublishingTime"/>
        <text:user-field-decl office:value-type="string" office:string-value="" text:name="epubMetaPublisher"/>
        <text:user-field-decl office:value-type="string" office:string-value="" text:name="epubMetaFormat"/>
        <text:user-field-decl office:value-type="string" office:string-value="" text:name="epubMetaRelation"/>
        <text:user-field-decl office:value-type="string" office:string-value="" text:name="epubMetaRights"/>
        <text:user-field-decl office:value-type="string" office:string-value="" text:name="epubMetaSource"/>
        <text:user-field-decl office:value-type="string" office:string-value="" text:name="epubMetaSubject"/>
        <text:user-field-decl office:value-type="string" office:string-value="" text:name="epubMetaType"/>
        <text:user-field-decl office:value-type="string" office:string-value="" text:name="epubMetaDescription"/>
        <text:user-field-decl office:value-type="string" office:string-value="/Users/bruce/Sites/resume/BruceIngalls.epub" text:name="epubExportFilename"/>
        <text:user-field-decl office:value-type="string" office:string-value="1" text:name="epubExportKeepTempFiles"/>
        <text:user-field-decl office:value-type="string" office:string-value="1" text:name="epubExportWriteDebugFiles"/>
        <text:user-field-decl office:value-type="string" office:string-value="" text:name="epubExportFromChapter"/>
        <text:user-field-decl office:value-type="string" office:string-value="" text:name="epubExportToChapter"/>
        <text:user-field-decl office:value-type="string" office:string-value="2" text:name="epubSelectCoverImage"/>
        <text:user-field-decl office:value-type="string" office:string-value="" text:name="epubCoverFromDocument"/>
        <text:user-field-decl office:value-type="string" office:string-value="/Users/bruce/Downloads/yyycatch-people-biz-male-blue-2.svg" text:name="epubCoverFromFile"/>
        <text:user-field-decl office:value-type="string" office:string-value="1" text:name="epubScaleGraphics"/>
        <text:user-field-decl office:value-type="string" office:string-value="0" text:name="epubIncludeChapterNumberingToc"/>
        <text:user-field-decl office:value-type="string" office:string-value="0" text:name="epubIncludeChapterNumberingDoc"/>
        <text:user-field-decl office:value-type="string" office:string-value="" text:name="epubTocTitle"/>
        <text:user-field-decl office:value-type="string" office:string-value="0" text:name="epubCreateNdxFile"/>
        <text:user-field-decl office:value-type="string" office:string-value="" text:name="epubMarginalNumberStyle"/>
        <text:user-field-decl office:value-type="string" office:string-value="4" text:name="epubLastDialogPage"/>
      </text:user-field-decls>
      <text:p text:style-name="P1"><text:span text:style-name="T1">Bruce Ingalls</text:span> <text:span text:style-name="T2">| Tampa </text:span><text:span text:style-name="T3">Bay</text:span><text:span text:style-name="T2">, </text:span><text:span text:style-name="T4">FL </text:span><text:span text:style-name="T5">34652</text:span><text:span text:style-name="T2"> </text:span>| <text:span text:style-name="Internet_20_link"><text:span text:style-name="T6">✉️ </text:span></text:span><text:a xlink:type="simple" xlink:href="mailto:bruce.ingalls@gmail.com" text:style-name="Internet_20_link" text:visited-style-name="Visited_20_Internet_20_Link"><text:span text:style-name="Internet_20_link"><text:span text:style-name="T7">bruce.ingalls </text:span></text:span><text:span text:style-name="Internet_20_link"><text:span text:style-name="T8">@</text:span></text:span><text:span text:style-name="Internet_20_link"><text:span text:style-name="T7"> gmail</text:span></text:span></text:a><text:span text:style-name="T7"> | <text:s/></text:span><draw:frame draw:style-name="fr1" draw:name="Image7 Copy 1" text:anchor-type="as-char" svg:width="0.139in" svg:height="0.1339in" draw:z-index="0"><draw:image xlink:href="Pictures/100000010000001E0000001D231F025A.png" xlink:type="simple" xlink:show="embed" xlink:actuate="onLoad" draw:mime-type="image/png"/></draw:frame><text:span text:style-name="T9"><text:s/></text:span><text:a xlink:type="simple" xlink:href="https://bruce-sdb71.github.io/" text:style-name="Internet_20_link" text:visited-style-name="Visited_20_Internet_20_Link"><text:span text:style-name="T10">https://b</text:span><text:span text:style-name="T11">ruce-sdb71</text:span><text:span text:style-name="T10">.github.io</text:span></text:a></text:p>
      <text:h text:style-name="Heading_20_3" text:outline-level="3"><draw:line text:anchor-type="paragraph" draw:z-index="1" draw:name="Line 1" draw:style-name="gr1" draw:text-style-name="P2" svg:x1="1.1362in" svg:y1="0.0201in" svg:x2="6.4043in" svg:y2="0.0362in"><text:p/></draw:line><text:span text:style-name="Internet_20_link"><text:span text:style-name="T12">S</text:span></text:span><text:span text:style-name="Internet_20_link"><text:span text:style-name="T13">UMMARY</text:span></text:span><text:span text:style-name="Internet_20_link"><text:span text:style-name="T12"><text:tab/></text:span></text:span><text:span text:style-name="Internet_20_link"><text:span text:style-name="T14">Full Stack Engineer with over 10 years of PHP / Laravel and JavaScript.</text:span></text:span></text:h>
      <text:p text:style-name="P3"><text:span text:style-name="Internet_20_link"><text:span text:style-name="T15">A founding member of NY Web Performance group certified </text:span></text:span><text:span text:style-name="Internet_20_link"><text:span text:style-name="T16">in </text:span></text:span><text:span text:style-name="Internet_20_link"><text:span text:style-name="T15">security. </text:span></text:span><text:span text:style-name="Internet_20_link"><text:span text:style-name="T16">These</text:span></text:span><text:span text:style-name="Internet_20_link"><text:span text:style-name="T15"> </text:span></text:span><text:span text:style-name="Internet_20_link"><text:span text:style-name="T17">skills </text:span></text:span><text:span text:style-name="Internet_20_link"><text:span text:style-name="T18">ensured</text:span></text:span><text:span text:style-name="Internet_20_link"><text:span text:style-name="T17"> critical needs </text:span></text:span><text:span text:style-name="Internet_20_link"><text:span text:style-name="T16">demanded at</text:span></text:span><text:span text:style-name="Internet_20_link"><text:span text:style-name="T17"> major national websites </text:span></text:span><text:span text:style-name="Internet_20_link"><text:span text:style-name="T16">I joined</text:span></text:span><text:span text:style-name="Internet_20_link"><text:span text:style-name="T17">.</text:span></text:span><text:span text:style-name="Internet_20_link"><text:span text:style-name="T15"> </text:span></text:span><text:span text:style-name="Internet_20_link"><text:span text:style-name="T18">Innovat</text:span></text:span><text:span text:style-name="Internet_20_link"><text:span text:style-name="T16">ed</text:span></text:span><text:span text:style-name="Internet_20_link"><text:span text:style-name="T15"> </text:span></text:span><text:span text:style-name="Internet_20_link"><text:span text:style-name="T19">testing </text:span></text:span><text:span text:style-name="Internet_20_link"><text:span text:style-name="T20">such as</text:span></text:span><text:span text:style-name="Internet_20_link"><text:span text:style-name="T19"> QA test plans </text:span></text:span><text:span text:style-name="Internet_20_link"><text:span text:style-name="T20">&amp;</text:span></text:span><text:span text:style-name="Internet_20_link"><text:span text:style-name="T19"> CI/CD,</text:span></text:span><text:span text:style-name="Internet_20_link"><text:span text:style-name="T17"> </text:span></text:span><text:span text:style-name="Internet_20_link"><text:span text:style-name="T16">improving</text:span></text:span><text:span text:style-name="Internet_20_link"><text:span text:style-name="T17"> </text:span></text:span><text:span text:style-name="Internet_20_link"><text:span text:style-name="T15">agil</text:span></text:span><text:span text:style-name="Internet_20_link"><text:span text:style-name="T17">ity in</text:span></text:span><text:span text:style-name="Internet_20_link"><text:span text:style-name="T15"> </text:span></text:span><text:span text:style-name="Internet_20_link"><text:span text:style-name="T17">these </text:span></text:span><text:span text:style-name="Internet_20_link"><text:span text:style-name="T15">enterprise systems. </text:span></text:span><text:span text:style-name="Internet_20_link"><text:span text:style-name="T18">Br</text:span></text:span><text:span text:style-name="Internet_20_link"><text:span text:style-name="T16">ought</text:span></text:span><text:span text:style-name="Internet_20_link"><text:span text:style-name="T17"> </text:span></text:span><text:span text:style-name="Internet_20_link"><text:span text:style-name="T15">fresh responsive mobile UX </text:span></text:span><text:span text:style-name="Internet_20_link"><text:span text:style-name="T16">to </text:span></text:span><text:span text:style-name="Internet_20_link"><text:span text:style-name="T15">delight customers. </text:span></text:span><text:span text:style-name="Internet_20_link"><text:span text:style-name="T21">Experience in</text:span></text:span><text:span text:style-name="Internet_20_link"><text:span text:style-name="T15">cludes</text:span></text:span><text:span text:style-name="Internet_20_link"><text:span text:style-name="T21"> media, e-commerce &amp; health.</text:span></text:span></text:p>
      <text:h text:style-name="P4" text:outline-level="4"><text:span text:style-name="T22">⛭ S</text:span><text:span text:style-name="T23">kills over </text:span><text:span text:style-name="T24">10 years </text:span><text:span text:style-name="T22">&amp; recent</text:span></text:h>
      <text:p text:style-name="P5">⭐️⭐️<text:tab/><text:span text:style-name="T25">Bootstrap; </text:span><text:span text:style-name="T26">HTML5; </text:span><text:span text:style-name="T25">SASS; Tailwind</text:span><text:span text:style-name="T27">CSS</text:span></text:p>
      <text:p text:style-name="P6">⭐️⭐️<text:tab/><text:span text:style-name="T28">JavaScrip</text:span><text:span text:style-name="T29">t; </text:span><text:span text:style-name="T25">jQuery</text:span><text:span text:style-name="T29">;</text:span><text:span text:style-name="T30"> Node.js</text:span><text:span text:style-name="T25">; TypeScript</text:span></text:p>
      <text:p text:style-name="P7">⭐️⭐️<text:tab/><text:span text:style-name="T25">Linux system admin; </text:span><text:span text:style-name="T27">Bash; </text:span><text:span text:style-name="T31">CI/CD; </text:span><text:span text:style-name="T27">Git </text:span><text:span text:style-name="T32">Flow</text:span></text:p>
      <text:p text:style-name="P8">⭐️⭐️<text:tab/><text:span text:style-name="T25">My</text:span><text:span text:style-name="T33">S</text:span><text:span text:style-name="T29">QL; </text:span><text:span text:style-name="T34">Redis; </text:span><text:span text:style-name="T32">OOP Object Oriented Programming</text:span></text:p>
      <text:p text:style-name="P9"><text:span text:style-name="T35">⭐️⭐️<text:tab/></text:span>PH<text:span text:style-name="T36">P</text:span><text:span text:style-name="T37">8</text:span><text:span text:style-name="T36">;</text:span><text:span text:style-name="T38"> </text:span><text:span text:style-name="T39">Laravel / </text:span><text:span text:style-name="T36">Symfony; LAMP</text:span></text:p>
      <text:h text:style-name="P10" text:outline-level="4"><text:span text:style-name="T40">⛭ </text:span><text:span text:style-name="T41">S</text:span><text:span text:style-name="T42">kills under</text:span> 10 years <text:span text:style-name="T41">or less recent</text:span></text:h>
      <text:p text:style-name="P11">⭐️<text:span text:style-name="T28"><text:tab/></text:span><text:span text:style-name="T27">Alpine; Livewire; React; Vue</text:span></text:p>
      <text:p text:style-name="P12">⭐️<text:span text:style-name="T28"><text:tab/></text:span><text:span text:style-name="T27">Amazon AWS; Azure; </text:span><text:span text:style-name="T43">Docker; </text:span><text:span text:style-name="T31">Terraform; Vagrant</text:span></text:p>
      <text:p text:style-name="P7">⭐️<text:span text:style-name="T28"><text:tab/></text:span><text:span text:style-name="T27">C; C++; C#; Dot Net; </text:span><text:span text:style-name="T34">Java</text:span></text:p>
      <text:p text:style-name="P5">⭐️<text:span text:style-name="T28"><text:tab/></text:span><text:span text:style-name="T31">DBA; </text:span><text:span text:style-name="T44">DynamoDB; </text:span><text:span text:style-name="T31">MongoDB; Oracle; SQL Server; etc</text:span></text:p>
      <text:p text:style-name="P6">⭐️<text:span text:style-name="T28"><text:tab/></text:span><text:span text:style-name="T31">Testing: </text:span><text:span text:style-name="T44">MSW; </text:span><text:span text:style-name="T45">Pest; PhpU</text:span><text:span text:style-name="T34">nit</text:span><text:span text:style-name="T31">; Playwright; </text:span><text:span text:style-name="T44">Postman; </text:span><text:span text:style-name="T31">Selenium</text:span></text:p>
      <text:p text:style-name="P13"><text:span text:style-name="T46"/></text:p>
      <text:h text:style-name="P14" text:outline-level="2">👔 PROFESSIONAL EXPERIENCE</text:h>
      <table:table table:name="Table1" table:style-name="Table1">
        <table:table-column table:style-name="Table1.A"/>
        <table:table-row>
          <table:table-cell table:style-name="Table1.A1" office:value-type="string">
            <text:h text:style-name="P15" text:outline-level="4"><text:span text:style-name="T47">👔 </text:span><text:span text:style-name="T48">Full stack engineer | </text:span>Hotwire Communications <text:s/>| <text:s/>Fort Lauderdale, FL <text:s/>| <text:s/>2022 – 2025</text:h>
          </table:table-cell>
        </table:table-row>
        <table:table-row>
          <table:table-cell table:style-name="Table1.A2" office:value-type="string">
            <text:p text:style-name="P16"><text:span text:style-name="T49">Laravel PHP</text:span><text:span text:style-name="T37">8</text:span><text:span text:style-name="T49">, </text:span><text:span text:style-name="T50">NodeJS, React, </text:span><text:span text:style-name="T51">B</text:span><text:span text:style-name="T52">ootstrap </text:span><text:span text:style-name="T53">for billing website </text:span><text:span text:style-name="T54">of bulk ISP service</text:span><text:span text:style-name="T53"> </text:span><text:span text:style-name="T54">across USA</text:span></text:p>
          </table:table-cell>
        </table:table-row>
      </table:table>
      <text:list text:style-name="L1">
        <text:list-item>
          <text:p text:style-name="P17">Reduced &gt;20 second home page load time to &lt; 6 sec, critical to customer satisfaction.</text:p>
        </text:list-item>
        <text:list-item>
          <text:p text:style-name="P17">Created UX tactics to replace customer support, enabling immediate self-service.</text:p>
        </text:list-item>
        <text:list-item>
          <text:p text:style-name="P17">Automated tests in Playwright <text:span text:style-name="T55">&amp; Postman </text:span>improved quality and time to market.</text:p>
        </text:list-item>
        <text:list-item>
          <text:p text:style-name="P17">Resolved a<text:span text:style-name="T56">n </text:span>API architectural fault <text:span text:style-name="T56">that </text:span>vex<text:span text:style-name="T56">ed</text:span> <text:span text:style-name="T56">staff</text:span> for years. ~10ms faster response also <text:span text:style-name="T57">improved</text:span> security audit.</text:p>
        </text:list-item>
        <text:list-item>
          <text:p text:style-name="P17">Replaced PDF-lib with modern CSS, resulting in faster, mainta<text:span text:style-name="T48">i</text:span>nable code. Improved print UX for customers.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h text:style-name="P15" text:outline-level="4"><text:span text:style-name="T47">👔 </text:span><text:span text:style-name="T48">Full stack consultant | </text:span>Ingalls Consulting Co <text:s/>| <text:s/>New York, NY <text:s/>| <text:s/>2012 – 2021</text:h>
          </table:table-cell>
        </table:table-row>
        <table:table-row>
          <table:table-cell table:style-name="Table2.A2" office:value-type="string">
            <text:p text:style-name="P18"><text:span text:style-name="T49">Laravel / PHP</text:span><text:span text:style-name="T37">7</text:span><text:span text:style-name="T49">, </text:span><text:span text:style-name="T58">AWS, </text:span><text:span text:style-name="T59">C#, Java, </text:span><text:span text:style-name="T60">JavaScript, </text:span><text:span text:style-name="T61">MongoDB, </text:span><text:span text:style-name="T60">Node.js, </text:span><text:span text:style-name="T61">React, </text:span><text:span text:style-name="T62">Redis, </text:span><text:span text:style-name="T63">Terraform, </text:span><text:span text:style-name="T61">Vue</text:span></text:p>
          </table:table-cell>
        </table:table-row>
      </table:table>
      <text:p text:style-name="P19"><text:span text:style-name="T64">Clients:<text:tab/> <text:s text:c="4"/></text:span><text:span text:style-name="T65">Consumer Reports, Helix</text:span><text:span text:style-name="T66">, </text:span><text:span text:style-name="T67">K. Gibbs School</text:span><text:span text:style-name="T66">, </text:span><text:span text:style-name="T65">Pearson, </text:span><text:span text:style-name="T66">Play Sports Live</text:span></text:p>
      <text:p text:style-name="P20"><text:span text:style-name="T68">Industries:</text:span><text:span text:style-name="T69"> <text:s text:c="2"/></text:span><text:span text:style-name="T70">E-commerce, </text:span><text:span text:style-name="T69">Finance, </text:span><text:span text:style-name="T71">Health, </text:span><text:span text:style-name="T70">Media </text:span><text:span text:style-name="T69">&amp;</text:span><text:span text:style-name="T70"> </text:span><text:span text:style-name="T72">Product Lifecycle Management</text:span></text:p>
      <text:list text:style-name="L2">
        <text:list-item>
          <text:p text:style-name="P21">Led management communications, creating agile issue tracking, git-flow &amp; CI/CD</text:p>
        </text:list-item>
        <text:list-item>
          <text:p text:style-name="P22">Cached Consumer Reports pages, speeding from hours to &lt; 6 sec.</text:p>
        </text:list-item>
        <text:list-item>
          <text:p text:style-name="P22">Optimized testing speeds to <text:span text:style-name="T73">triple performance,</text:span> <text:span text:style-name="T74">s</text:span>pe<text:span text:style-name="T74">e</text:span>d<text:span text:style-name="T74">ing</text:span> git commit <text:span text:style-name="T74">cycles</text:span></text:p>
        </text:list-item>
        <text:list-item>
          <text:p text:style-name="P22">Delivered distributed sports betting game in months to meet season kickoff.</text:p>
        </text:list-item>
        <text:list-item>
          <text:p text:style-name="P22">Refined communication skills by teaching classes. <text:span text:style-name="T74">Advanced</text:span> topics <text:span text:style-name="T74">included</text:span> IT security.</text:p>
        </text:list-item>
        <text:list-item>
          <text:p text:style-name="P22">Documented &amp; automated Docker to onboard new techs from one week to one day.</text:p>
        </text:list-item>
        <text:list-item>
          <text:p text:style-name="P23">Secur<text:span text:style-name="T57">ity</text:span> HIPAA, PCI/DSS, Sarbanes-Oxley (SOX2), etc compliance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h text:style-name="P15" text:outline-level="4"><text:span text:style-name="T47">👔 </text:span><text:span text:style-name="T48">Full stack engineer | </text:span>Cantor Fitzgerald <text:s/>| <text:s/>New York, NY <text:s/>| <text:s/>2009 – 2011</text:h>
          </table:table-cell>
        </table:table-row>
        <table:table-row>
          <table:table-cell table:style-name="Table4.A2" office:value-type="string">
            <text:p text:style-name="P24">PHP<text:span text:style-name="T37">5</text:span>, jQuery, Web Services <text:span text:style-name="T75">for national food delivery e-commerce</text:span></text:p>
          </table:table-cell>
        </table:table-row>
      </table:table>
      <text:list text:style-name="L3">
        <text:list-item>
          <text:p text:style-name="P25">Optimized PHP &amp; SQL for 50% speed increase, or double traffic.</text:p>
        </text:list-item>
        <text:list-item>
          <text:p text:style-name="P25">Adopted new CSS grid, reducing time to market by 15%, improving mobile usage.</text:p>
        </text:list-item>
        <text:list-item>
          <text:p text:style-name="P25">Integrated ReST APIs: <text:span text:style-name="T76">Authorize.net, </text:span>StrikeIron &amp; NOAA, <text:span text:style-name="T57">enhancing sales.</text:span></text:p>
        </text:list-item>
      </text:list>
      <text:h text:style-name="P26" text:outline-level="2">🎓 EDUCATION</text:h>
      <text:p text:style-name="P27">Rochester Institute Of Technology<text:span text:style-name="T28"><text:tab/>Computer Science</text:span></text:p>
      <text:p text:style-name="P28"><text:span text:style-name="T46">State University Of New Paltz</text:span><text:span text:style-name="T77"><text:tab/><text:tab/>B.S. Electrical Engineering</text:span></text:p>
      <text:p text:style-name="P29"/>
      <text:p text:style-name="P30"><text:span text:style-name="T78">🐧</text:span><text:span text:style-name="T79"> My </text:span><text:span text:style-name="T35">Open Source</text:span><text:span text:style-name="T80"><text:tab/> <text:s/>Ubuntu's</text:span><text:span text:style-name="T81"> JDK </text:span><text:span text:style-name="T42">package</text:span><text:span text:style-name="T81">;</text:span><text:span text:style-name="T82"> </text:span><text:span text:style-name="T83">GN</text:span><text:span text:style-name="T82">U/</text:span><text:span text:style-name="T84">Linux code</text:span><text:span text:style-name="T82">;</text:span><text:span text:style-name="T83"> Log4PHP drive</text:span><text:span text:style-name="T35">r</text:span></text:p>
      <text:p text:style-name="P30"><text:span text:style-name="T85">🎓</text:span><text:span text:style-name="T86"> </text:span><text:bookmark-start text:name="__DdeLink__430_678728385"/><text:span text:style-name="T87">B</text:span><text:bookmark-end text:name="__DdeLink__430_678728385"/><text:span text:style-name="T87">ilingual</text:span><text:span text:style-name="T28"> </text:span><text:span text:style-name="T87">English, </text:span><text:span text:style-name="T28">German, French. </text:span><text:span text:style-name="T87">Certified</text:span><text:span text:style-name="T28"> </text:span><text:span text:style-name="T88">Security+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Standard" style:next-style-name="Text_20_body" style:default-outline-level="2" style:class="chapter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word" style:family="paragraph" style:parent-style-name="Standard" style:list-style-name="WW8Num8" style:class="text">
      <style:paragraph-properties fo:margin-left="0.5in" fo:margin-right="0in" fo:margin-top="0in" fo:margin-bottom="0.1945in" style:contextual-spacing="false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/>
    </style:style>
    <style:style style:name="WW8Num7z2" style:family="text">
      <style:text-properties style:font-name="Wingdings" fo:font-family="Wingdings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" style:family="text">
      <style:text-properties fo:color="#000066" loext:opacity="100%" style:font-name="Verdana" fo:font-family="Verdana" style:font-family-generic="swiss" style:font-pitch="variable" fo:font-size="12pt" fo:language="en" fo:country="US" fo:font-weight="bold" fo:background-color="#ffffff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1.25in" fo:margin-left="3.5in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799in" fo:margin-bottom="0.4799in" fo:margin-left="0.4799in" fo:margin-right="0.479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Bruce Ingalls</dc:title>
    <meta:initial-creator>temp</meta:initial-creator>
    <meta:creation-date>2008-10-27T18:05:00</meta:creation-date>
    <dc:date>2025-09-05T18:16:07.718211200</dc:date>
    <meta:editing-cycles>455</meta:editing-cycles>
    <meta:editing-duration>P2DT16H12M59S</meta:editing-duration>
    <meta:generator>LibreOffice/25.8.1.1$Windows_X86_64 LibreOffice_project/54047653041915e595ad4e45cccea684809c77b5</meta:generator>
    <meta:print-date>2025-06-05T11:27:43.560288000</meta:print-date>
    <meta:printed-by>PDF files: Bruce Ingalls</meta:printed-by>
    <meta:document-statistic meta:table-count="3" meta:image-count="1" meta:object-count="0" meta:page-count="1" meta:paragraph-count="44" meta:word-count="488" meta:character-count="3127" meta:non-whitespace-character-count="2671"/>
    <meta:user-defined meta:name="Info 1"/>
    <meta:user-defined meta:name="Info 2"/>
    <meta:user-defined meta:name="Info 3"/>
    <meta:user-defined meta:name="Info 4"/>
  </office:meta>
</office:document-meta>
</file>